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Heading_20_2" style:list-style-name=""/>
    <style:style style:name="P4" style:family="paragraph" style:parent-style-name="Heading_20_1" style:list-style-name=""/>
    <style:style style:name="P5" style:family="paragraph" style:parent-style-name="Heading_20_3" style:list-style-name=""/>
    <style:style style:name="P6" style:family="paragraph" style:parent-style-name="Heading_20_4" style:list-style-name="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DejaVu Sans" fo:font-weight="15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DejaVu Sans1" fo:font-size="24pt" fo:font-weight="normal" style:font-name-asian="DejaVu Sans2" style:font-size-asian="24pt" style:font-weight-asian="bold" style:font-name-complex="DejaVu Sans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ans" fo:font-size="18pt" fo:font-weight="150" style:font-name-asian="DejaVu Sans2" style:font-size-asian="18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DejaVu Sans" fo:font-size="14pt" fo:font-weight="150" style:font-name-asian="DejaVu Sans2" style:font-size-asian="14pt" style:font-weight-asian="bold" style:font-name-complex="DejaVu Sans2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Nimbus Roman No9 L" fo:font-size="12pt" fo:font-weight="bold" style:font-name-asian="DejaVu Sans2" style:font-size-asian="12pt" style:font-weight-asian="bold" style:font-name-complex="DejaVu Sans2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06T17:08:35</meta:creation-date>
    <dc:date>2010-04-07T21:28:15</dc:date>
    <meta:editing-duration>PT00H02M19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0" meta:word-count="0" meta:character-count="0"/>
  </office:meta>
</office:document-meta>
</file>